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陳真   |  2019.12.03 20:24   |   <text:a xlink:type="simple" xlink:href="http://palinfo.habago.org/Entry?Command=Information_PrintForum&amp;iPage=1#FORUM38184"><text:span text:style-name="T1">#</text:span></text:a></text:p>
      <text:p text:style-name="P3">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2">陳真   |  2019.12.03 11:22   |   <text:a xlink:type="simple" xlink:href="http://palinfo.habago.org/Entry?Command=Information_PrintForum&amp;iPage=1#FORUM38183"><text:span text:style-name="T1">#</text:span></text:a></text:p>
      <text:p text:style-name="P4">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2">林炤育   |  2019.12.03 07:57   |   <text:a xlink:type="simple" xlink:href="http://palinfo.habago.org/Entry?Command=Information_PrintForum&amp;iPage=1#FORUM38182"><text:span text:style-name="T1">#</text:span></text:a></text:p>
      <text:p text:style-name="P3">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2">阿海   |  2019.12.02 23:58   |   <text:a xlink:type="simple" xlink:href="http://palinfo.habago.org/Entry?Command=Information_PrintForum&amp;iPage=1#FORUM38181"><text:span text:style-name="T1">#</text:span></text:a></text:p>
      <text:p text:style-name="P4">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2">鄭豐遠   |  2019.12.02 14:30   |   <text:a xlink:type="simple" xlink:href="http://palinfo.habago.org/Entry?Command=Information_PrintForum&amp;iPage=1#FORUM38180"><text:span text:style-name="T1">#</text:span></text:a></text:p>
      <text:p text:style-name="P3">這是另一個 2013 年有關潘維廉的影片: <text:line-break/>https://www.youtube.com/watch?v=ZJwlnWP_FyU</text:p>
      <text:p text:style-name="P2">鄭豐遠   |  2019.12.02 09:31   |   <text:a xlink:type="simple" xlink:href="http://palinfo.habago.org/Entry?Command=Information_PrintForum&amp;iPage=1#FORUM38179"><text:span text:style-name="T1">#</text:span></text:a></text:p>
      <text:p text:style-name="P4">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2">鄭豐遠   |  2019.12.02 07:47   |   <text:a xlink:type="simple" xlink:href="http://palinfo.habago.org/Entry?Command=Information_PrintForum&amp;iPage=1#FORUM38178"><text:span text:style-name="T1">#</text:span></text:a></text:p>
      <text:p text:style-name="P3">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2">陳真   |  2019.12.02 03:06   |   <text:a xlink:type="simple" xlink:href="http://palinfo.habago.org/Entry?Command=Information_PrintForum&amp;iPage=1#FORUM38177"><text:span text:style-name="T1">#</text:span></text:a></text:p>
      <text:p text:style-name="P4">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2">陳真   |  2019.12.02 01:58   |   <text:a xlink:type="simple" xlink:href="http://palinfo.habago.org/Entry?Command=Information_PrintForum&amp;iPage=1#FORUM38176"><text:span text:style-name="T1">#</text:span></text:a></text:p>
      <text:p text:style-name="P3">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2">鄭豐遠   |  2019.12.01 21:36   |   <text:a xlink:type="simple" xlink:href="http://palinfo.habago.org/Entry?Command=Information_PrintForum&amp;iPage=1#FORUM38175"><text:span text:style-name="T1">#</text:span></text:a></text:p>
      <text:p text:style-name="P4">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5"><text:span text:style-name="T2">阿海</text:span><text:span text:style-name="T3"><text:s/>  |  2019.12.01 20:06   |   </text:span><text:a xlink:type="simple" xlink:href="http://palinfo.habago.org/Entry?Command=Information_PrintForum&amp;iPage=1#FORUM38174"><text:span text:style-name="T4">#</text:span></text:a></text:p>
      <text:p text:style-name="P6"><text:span text:style-name="T2">民進黨儲君鄭文燦在桃園成功收編</text:span><text:span text:style-name="T3">''</text:span><text:span text:style-name="T2">宮廟系統</text:span><text:span text:style-name="T3">''<text:line-break/><text:line-break/>https://www.chinatimes.com/newspapers/20181110000581-260107?chdtv<text:line-break/><text:line-break/></text:span><text:span text:style-name="T2">妙天疑似轉向</text:span><text:span text:style-name="T3"><text:line-break/><text:line-break/>https://www.chinatimes.com/realtimenews/20191130001740-260407?chdtv<text:line-break/><text:line-break/>https://newtalk.tw/news/view/2019-11-30/333983<text:line-break/><text:line-break/>........................<text:line-break/><text:line-break/></text:span><text:span text:style-name="T2">在台灣，無論是國民黨民進黨，執政黨挾著執政優勢，用國家資源換取各種團體選票，維持統治地位。例如宗教法人佔用國有林地蓋違章建築物，破壞水土，政府不管，取締檢舉也沒用，到最後總是就地合法。</text:span><text:span text:style-name="T3"><text:line-break/><text:line-break/></text:span><text:span text:style-name="T2">我對政黨競爭冷感，不投票，今年觀察選戰，只有絕望兩個字。</text:span><text:span text:style-name="T3"><text:line-break/><text:line-break/><text:line-break/></text:span></text:p>
      <text:p text:style-name="P5"><text:span text:style-name="T2">阿海</text:span><text:span text:style-name="T3"><text:s/>  |  2019.12.01 19:47   |   </text:span><text:a xlink:type="simple" xlink:href="http://palinfo.habago.org/Entry?Command=Information_PrintForum&amp;iPage=1#FORUM38173"><text:span text:style-name="T4">#</text:span></text:a></text:p>
      <text:p text:style-name="P7"><text:span text:style-name="T3">尾巴黨有幾個不乖的立委和民進黨鬧得不愉快，其他想繼續當尾巴的那一派立委議員們接續退黨，好和民進黨保持良好關係。</text:span><text:span text:style-name="T5"><text:line-break/></text:span><text:span text:style-name="T3">洪慈庸</text:span><text:span text:style-name="T5">8</text:span><text:span text:style-name="T3">月退黨，目前無黨籍，其丈夫為林佳龍的愛將。</text:span><text:span text:style-name="T5"><text:line-break/></text:span><text:span text:style-name="T3">她被民進黨「禮讓」參選台中立委，維持尾巴模式。</text:span><text:span text:style-name="T5"><text:line-break/></text:span><text:span text:style-name="T3">至於現在的時代力量，已是民進黨打擊的對象。</text:span></text:p>
      <text:p text:style-name="P5"><text:span text:style-name="T2">張華</text:span><text:span text:style-name="T3"><text:s/>  |  2019.12.01 13:43   |   </text:span><text:a xlink:type="simple" xlink:href="http://palinfo.habago.org/Entry?Command=Information_PrintForum&amp;iPage=1#FORUM38172"><text:span text:style-name="T4">#</text:span></text:a></text:p>
      <text:p text:style-name="P8"><text:span text:style-name="T3">我生氣呀</text:span><text:span text:style-name="T5">~ </text:span><text:span text:style-name="T3">可是真的</text:span><text:span text:style-name="T5">, </text:span><text:span text:style-name="T3">一堆人像僵屍般完全無動於衷</text:span><text:span text:style-name="T5">....</text:span></text:p>
      <text:p text:style-name="P5"><text:span text:style-name="T2">林照育</text:span><text:span text:style-name="T3"><text:s/>  |  2019.12.01 09:51   |   </text:span><text:a xlink:type="simple" xlink:href="http://palinfo.habago.org/Entry?Command=Information_PrintForum&amp;iPage=1#FORUM38171"><text:span text:style-name="T4">#</text:span></text:a></text:p>
      <text:p text:style-name="P6"><text:span text:style-name="T2">理科男士</text:span><text:span text:style-name="T3">K</text:span><text:span text:style-name="T2">一米梳理介紹</text:span><text:span text:style-name="T3">"</text:span><text:span text:style-name="T2">香港真相大起底</text:span><text:span text:style-name="T3">"</text:span><text:span text:style-name="T2">系列。</text:span><text:span text:style-name="T3"><text:line-break/></text:span><text:span text:style-name="T6">❌</text:span><text:span text:style-name="T2">揭秘：香港事件背後的神秘之手！</text:span><text:span text:style-name="T3"><text:line-break/>https://youtu.be/K5SG-I9ghNo<text:line-break/><text:line-break/><text:line-break/></text:span><text:span text:style-name="T2">香港真相大起底：</text:span><text:span text:style-name="T3"><text:line-break/></text:span><text:span text:style-name="T2">第一集：</text:span><text:span text:style-name="T3">“</text:span><text:span text:style-name="T2">顏色革命</text:span><text:span text:style-name="T3">”</text:span><text:span text:style-name="T2">香港門徒傾巢而出</text:span><text:span text:style-name="T3"><text:line-break/>https://youtu.be/1oirGdOGTVA<text:line-break/><text:line-break/></text:span><text:span text:style-name="T2">第二集：起底黑衣暴徒</text:span><text:span text:style-name="T3"><text:line-break/>https://youtu.be/3747fW3VE7w<text:line-break/><text:line-break/></text:span><text:span text:style-name="T2">第三集：黑衣暴徒的網絡組織</text:span><text:span text:style-name="T3"><text:line-break/>https://youtu.be/yLapKd7Y4NY<text:line-break/><text:line-break/></text:span><text:span text:style-name="T2">第四集：血腥</text:span><text:span text:style-name="T3">“</text:span><text:span text:style-name="T2">遊戲指南</text:span><text:span text:style-name="T3">”<text:line-break/>https://youtu.be/74WwoNRIusc<text:line-break/><text:line-break/></text:span><text:span text:style-name="T2">第五集：亂港</text:span><text:span text:style-name="T3">“</text:span><text:span text:style-name="T2">律政精英</text:span><text:span text:style-name="T3">”</text:span><text:span text:style-name="T2">的</text:span><text:span text:style-name="T3">“</text:span><text:span text:style-name="T2">兩面派</text:span><text:span text:style-name="T3">”<text:line-break/>https://youtu.be/KpOiLQeiZZo<text:line-break/><text:line-break/></text:span><text:span text:style-name="T2">第六集：</text:span><text:span text:style-name="T3">“</text:span><text:span text:style-name="T2">心理援助</text:span><text:span text:style-name="T3">”</text:span><text:span text:style-name="T2">為名的的</text:span><text:span text:style-name="T3">“</text:span><text:span text:style-name="T2">洗腦</text:span><text:span text:style-name="T3">”</text:span><text:span text:style-name="T2">惡行</text:span><text:span text:style-name="T3"><text:line-break/>https://youtu.be/wE8woj3HDZo<text:line-break/><text:line-break/></text:span><text:span text:style-name="T2">第七集：香港</text:span><text:span text:style-name="T3">“</text:span><text:span text:style-name="T2">教協</text:span><text:span text:style-name="T3">”<text:line-break/>https://youtu.be/cfzM3OI1UgA<text:line-break/><text:line-break/></text:span><text:span text:style-name="T2">第八集：暴徒的加油站</text:span><text:span text:style-name="T3">——</text:span><text:span text:style-name="T2">亂港教會</text:span><text:span text:style-name="T3"><text:line-break/>https://youtu.be/rZi78vywUPU<text:line-break/><text:line-break/></text:span><text:span text:style-name="T2">第九集：香港亂局的幕後黑金</text:span><text:span text:style-name="T3"><text:line-break/>https://youtu.be/KWmhcYtWqm4<text:line-break/><text:line-break/></text:span><text:span text:style-name="T2">第十集：起底亂港</text:span><text:span text:style-name="T3">NGO<text:line-break/>https://youtu.be/zd4RyEIQS2k<text:line-break/><text:line-break/></text:span><text:span text:style-name="T2">第十一集：叛國亂港的漢奸敗類</text:span><text:span text:style-name="T3"><text:line-break/>https://youtu.be/irDoPOfSjUo</text:span></text:p>
      <text:p text:style-name="P5"><text:span text:style-name="T2">陳真</text:span><text:span text:style-name="T3"><text:s/>  |  2019.12.01 03:33   |   </text:span><text:a xlink:type="simple" xlink:href="http://palinfo.habago.org/Entry?Command=Information_PrintForum&amp;iPage=1#FORUM38170"><text:span text:style-name="T4">#</text:span></text:a></text:p>
      <text:p text:style-name="P7"><text:span text:style-name="T3">卡韓政變</text:span><text:span text:style-name="T5"><text:s/>(197)</text:span><text:span text:style-name="T3">：</text:span><text:span text:style-name="T5"><text:s/></text:span><text:span text:style-name="T3">民進黨執政以來，一萬兩千人「被自殺</text:span><text:span text:style-name="T5"><text:s/></text:span><text:span text:style-name="T3">」、五十萬人「被失蹤」</text:span><text:span text:style-name="T5"> <text:line-break/><text:line-break/></text:span><text:span text:style-name="T3">陳真</text:span><text:span text:style-name="T5"><text:s/>2019.12. 01.  <text:line-break/><text:line-break/><text:line-break/></text:span><text:span text:style-name="T3">寫完上一篇之後，又不小心看到幾篇無恥文字。</text:span><text:span text:style-name="T5">2019</text:span><text:span text:style-name="T3">年</text:span><text:span text:style-name="T5">11</text:span><text:span text:style-name="T3">月</text:span><text:span text:style-name="T5">11</text:span><text:span text:style-name="T3">日人渣自由時報：</text:span><text:span text:style-name="T5"><text:line-break/><text:line-break/>https://bit.ly/2OBaCGg<text:line-break/><text:line-break/></text:span><text:span text:style-name="T3">聳動標題寫著「震驚全球！港警近距離射殺平民，王丹呼籲狀告聯合國」，然後故意斷章取義截取了一張開槍圖片。</text:span><text:span text:style-name="T5"><text:line-break/><text:line-break/></text:span><text:span text:style-name="T3">他媽的真是齷齪無恥到爆，連這麼明明白白的一件蒙面歹徒集體襲警奪槍的開槍事件</text:span><text:span text:style-name="T5"><text:s/>(</text:span><text:span text:style-name="T3">而且蒙面奪槍的歹徒並沒有中槍死掉</text:span><text:span text:style-name="T5">)</text:span><text:span text:style-name="T3">，居然也能造謠抹黑成什麼「震驚全球」的什麼「近距離射殺平民事件」。這個人渣報紙，這些人渣記者，</text:span><text:span text:style-name="T5">x</text:span><text:span text:style-name="T3">它媽的到底還有沒有人性？</text:span><text:span text:style-name="T5"><text:line-break/><text:line-break/></text:span><text:span text:style-name="T3">在那樣一種被一群持有武器的蒙面歹徒圍攻下，對方甚至還不斷企圖奪槍，這時候，請問警察開槍有何不對？請從</text:span><text:span text:style-name="T5">45</text:span><text:span text:style-name="T3">秒處看起：</text:span><text:span text:style-name="T5"><text:line-break/><text:line-break/>https://bit.ly/2P03mT9<text:line-break/><text:line-break/></text:span><text:span text:style-name="T3">這樣一種狀況不開槍，難道是要等著被歹徒打死或被奪走槍械嗎？但是，自由人渣時報卻居然能抹黑成「震驚世界」的什麼慘無人道的「屠殺平民」事件。真是有夠無恥。</text:span><text:span text:style-name="T5"><text:line-break/><text:line-break/></text:span><text:span text:style-name="T3">全世界，警察使用槍械最荒唐的就是美國，根據華盛頓郵報</text:span><text:span text:style-name="T5">2017</text:span><text:span text:style-name="T3">年的一篇統計，美國警察平均每年在大街上殺掉一千人</text:span><text:span text:style-name="T5"><text:s/>(</text:span><text:span text:style-name="T3">受傷的還不算</text:span><text:span text:style-name="T5">)</text:span><text:span text:style-name="T3">，發射大約四千發子彈；別說集體圍攻警察及奪槍，美國每年所殺掉的這一千人之中，四成根本手無寸鐵，六成並無反抗或逃跑，兩成五是精神病患</text:span><text:span text:style-name="T5"><text:s/>(</text:span><text:span text:style-name="T3">我寫過許多文章，談到美國以監牢代替醫院、以刑求代替治療來對付精神病患，或甚至直接開槍幹掉</text:span><text:span text:style-name="T5">)</text:span><text:span text:style-name="T3">。</text:span><text:span text:style-name="T5"><text:line-break/><text:line-break/></text:span><text:span text:style-name="T3">總之，香港警察開的那一槍，根本一點問題也沒有，居然也能炒作成什麼「震驚全球」的滔天大罪。一個人要採取何種政治立場我沒意見，但你不能永遠都是用這種下三濫的抹黑手段來傷害異己、虛構仇恨。</text:span><text:span text:style-name="T5"><text:line-break/><text:line-break/></text:span><text:span text:style-name="T3">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5"><text:line-break/><text:line-break/></text:span><text:span text:style-name="T3">王丹之無恥程度，我已經找不到形容詞來形容。仍然還是那句老話：一個人要採取何種政治立場我沒意見，但你不能永遠都是用這種自欺欺人的下三濫抹黑造謠手段來傷害異己、虛構仇恨。</text:span><text:span text:style-name="T5"><text:line-break/><text:line-break/></text:span><text:span text:style-name="T3">反倒是真正在全世界到處製造顛覆動亂、到處發動侵略戰爭、殺害上千萬人、製造數千萬難民的美國，卻是這些無恥下流的所謂「民主人士」的主子。</text:span><text:span text:style-name="T5"><text:line-break/><text:line-break/></text:span><text:span text:style-name="T3">另外，比方說人渣黨的尾巴黨什麼「時代力量」的立委洪慈庸。她也一樣，把每個社會必然會有的自殺統計人數，故意造謠說成是「反送中被殺害的人數」，說「反送中抗爭至今，至少已有</text:span><text:span text:style-name="T5">110</text:span><text:span text:style-name="T3">位港民死亡」，然後說「香港被失蹤、被自殺、無遺書的名單越列越長」，說一具具冰冷的屍體「正是香港每天上演的痛苦」云云。</text:span><text:span text:style-name="T5"><text:line-break/><text:line-break/></text:span><text:span text:style-name="T3">實在有夠無恥。依照這個邏輯，那麼，打從</text:span><text:span text:style-name="T5">2016</text:span><text:span text:style-name="T3">年，民眾反對民進黨之貪污舞弊以來，「已經有至少一萬兩千個台灣人死亡，被自殺，另有大約五十幾萬人被失蹤」，「一具具冰冷的屍體，正是台灣每天上演的痛苦」。無恥人渣就是這樣子講話的。</text:span><text:span text:style-name="T5"><text:line-break/><text:line-break/></text:span><text:span text:style-name="T3">這些無恥政客與人渣媒體，其實讓我深深明白一件事，那就是自始至終根本沒有人想要跟你說理，一切都是鬥爭，而且是完完全全不擇手段。</text:span><text:span text:style-name="T5"><text:line-break/><text:line-break/></text:span><text:span text:style-name="T3">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5"><text:line-break/><text:line-break/></text:span><text:span text:style-name="T3">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5"><text:line-break/><text:line-break/></text:span><text:span text:style-name="T3">一切鬥爭，必然就是應該牢牢掌控媒體與教育以及各種權力，例如司法。香港之極端自由與開放及完全不設防，無異開門揖盜，其所造成的禍害，就是一例。題外話。</text:span><text:span text:style-name="T5"><text:line-break/><text:line-break/></text:span><text:span text:style-name="T3">後記：</text:span><text:span text:style-name="T5"><text:line-break/><text:line-break/></text:span><text:span text:style-name="T3">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5"><text:line-break/><text:line-break/></text:span><text:span text:style-name="T3">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5"><text:line-break/><text:line-break/></text:span><text:span text:style-name="T3">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5"><text:line-break/><text:line-break/></text:span><text:span text:style-name="T3">人往往有一種從眾心理，面對眾人之事時，總是期待由「眾人」去幫我們處理就好。問題是，「眾人」不就是你我嗎？</text:span><text:span text:style-name="T5"><text:line-break/><text:line-break/></text:span><text:span text:style-name="T3">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5"><text:line-break/><text:line-break/></text:span><text:span text:style-name="T3">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5"><text:line-break/><text:line-break/></text:span><text:span text:style-name="T3">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5"><text:line-break/><text:line-break/></text:span><text:span text:style-name="T3">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